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6.95mm"/>
    </style:style>
    <style:style style:name="co4" style:family="table-column">
      <style:table-column-properties fo:break-before="auto" style:column-width="46.09mm"/>
    </style:style>
    <style:style style:name="co5" style:family="table-column">
      <style:table-column-properties fo:break-before="auto" style:column-width="151.77mm"/>
    </style:style>
    <style:style style:name="co6" style:family="table-column">
      <style:table-column-properties fo:break-before="auto" style:column-width="230.2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6.24mm"/>
    </style:style>
    <style:style style:name="co10" style:family="table-column">
      <style:table-column-properties fo:break-before="auto" style:column-width="25.47mm"/>
    </style:style>
    <style:style style:name="co11" style:family="table-column">
      <style:table-column-properties fo:break-before="auto" style:column-width="39.09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43.76mm"/>
    </style:style>
    <style:style style:name="co14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formann/Dokumente/Geschaeftlich/Projekte/AgOpenGPS/Platine-Steering/design/mainPCB/mainPCB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 29 Jan 2019 01:42:47 C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2-bee76a0~70~ubuntu18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1-GCM21BL8EG475KE8L 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1, C13, C15, C2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0-C0805C104J5RECT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C9, C7, C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47-F920J226MPA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667-ECA-1EM222</text:p>
          </table:table-cell>
          <table:table-cell office:value-type="string" calcext:value-type="string">
            <text:p>Capacitor_THT:CP_Radial_D14.0mm_P5.0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8, C6, C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3-CC0805KFX5R8BB1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3-AS0805KRX79BB223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80-ESK477M025AH1AA</text:p>
          </table:table-cell>
          <table:table-cell office:value-type="string" calcext:value-type="string">
            <text:p>Capacitor_THT:CP_Radial_D8.0mm_P3.8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7, C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10-88501220706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2, C19, C2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10-88501220702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10-150080B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H1, H2, H4, H5, H3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8</text:p>
          </table:table-cell>
          <table:table-cell office:value-type="string" calcext:value-type="string">
            <text:p>651-1725711</text:p>
          </table:table-cell>
          <table:table-cell office:value-type="string" calcext:value-type="string">
            <text:p>TerminalBlock_Phoenix:TerminalBlock_Phoenix_MPT-0,5-8-2.54_1x08_P2.54mm_Horizontal</text:p>
          </table:table-cell>
          <table:table-cell office:value-type="string" calcext:value-type="string">
            <text:p>Generic screw terminal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J3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5_Female</text:p>
          </table:table-cell>
          <table:table-cell office:value-type="string" calcext:value-type="string">
            <text:p>992-15FX1-254MM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5, 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J8, J9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651-1888687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538-22-28-4024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J11, J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538-22-28-4040 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5LE-1</text:p>
          </table:table-cell>
          <table:table-cell office:value-type="string" calcext:value-type="string">
            <text:p>653-G5LE-14-DC12</text:p>
          </table:table-cell>
          <table:table-cell office:value-type="string" calcext:value-type="string">
            <text:p>Relay_THT:Relay_SPDT_Omron-G5LE-1</text:p>
          </table:table-cell>
          <table:table-cell office:value-type="string" calcext:value-type="string">
            <text:p>Omron G5LE relay, Miniature Single Pole, SPDT, 10A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47R0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67-ERJ-6ENF1600V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4K70FKEB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R22, 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67-ERJ-6RED24R0V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9, R10, R11, R12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1K00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3, R15, R18, R17, R21, R2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-2.4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16, 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620R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03-RC0805FR-07220K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A8452Q</text:p>
          </table:table-cell>
          <table:table-cell office:value-type="string" calcext:value-type="string">
            <text:p>841-MMA8452QR1</text:p>
          </table:table-cell>
          <table:table-cell office:value-type="string" calcext:value-type="string">
            <text:p>Package_LGA:LGA-16_3x3mm_P0.5mm_LayoutBorder3x5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U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Z1117-5.0</text:p>
          </table:table-cell>
          <table:table-cell office:value-type="string" calcext:value-type="string">
            <text:p>621-AZ1117IH-5.0TRG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5.0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</table:table>
      <table:table table:name="mainPCB_v2" table:style-name="ta1"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ouser-partnumber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3, C4, C2, C8, C12, C19, C21, C27, C26, C28, C30, C29, C32, C39, C41, C36, C38, C45, C44, C46, C43, C42, C51, C49, C48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11, C9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0, C7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2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, C18, C16, C2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603-CC805JRNPO9BN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/16V</text:p>
          </table:table-cell>
          <table:table-cell office:value-type="string" calcext:value-type="string">
            <text:p>603-CC805KRX7R9BB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6, D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2, H3, H1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8, H7, H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/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office:value-type="string" calcext:value-type="string">
            <text:p>R1, R33, R39, R38, R41, 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4, R5, R17, R19, R21, R32, 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, R6, R3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18, R20, R24, R23, R22, R26, R27, R30, R29, R31, R43, R50, R51, R52, R53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3-RC0805FR-07240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mainPCB_v2.A1:mainPCB_v2.H6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22:55:47.4170638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22:59:57.617363175</dc:date>
    <meta:editing-duration>PT37M31S</meta:editing-duration>
    <meta:editing-cycles>7</meta:editing-cycles>
    <meta:generator>LibreOffice/6.0.7.3$Linux_X86_64 LibreOffice_project/00m0$Build-3</meta:generator>
    <meta:document-statistic meta:table-count="2" meta:cell-count="681" meta:object-count="0"/>
  </office:meta>
</office:document-meta>
</file>